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variable"/>
    <style:font-face style:name="UD デジタル 教科書体 N-R1" svg:font-family="'UD デジタル 教科書体 N-R'" style:font-family-generic="roman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draw:fill="solid" draw:fill-color="#999999"/>
    </style:style>
    <style:style style:name="gr1" style:family="graphic" style:parent-style-name="standard">
      <style:graphic-properties draw:stroke="none" svg:stroke-color="#000000" draw:fill="none" draw:fill-color="#ffffff" fo:min-height="1.7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154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1.666cm" fo:min-width="10.71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999999" draw:opacity="100%" fo:min-height="0.53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3.466cm" fo:min-width="10.7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999999" draw:opacity="100%" fo:min-height="0.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94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5.216cm" fo:min-width="14.4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7.18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7.257cm" fo:min-width="10.71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628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3.416cm" fo:min-width="14.46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1.316cm" fo:min-width="14.46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999999" draw:opacity="100%" fo:min-height="0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999999" draw:opacity="100%" fo:min-height="1.0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9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2.066cm" fo:min-width="14.46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23" style:family="graphic" style:parent-style-name="standard">
      <style:graphic-properties draw:stroke="none" draw:fill="none" fo:min-height="0.46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999999" draw:opacity="100%" fo:min-height="0.5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999999" draw:opacity="100%" fo:min-height="0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999999" draw:opacity="100%" fo:min-height="0.98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999999" draw:opacity="100%" fo:min-height="0.4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loext:opacity="100%" style:font-name="BIZ UDゴシック" fo:font-size="13pt" style:font-name-asian="UD デジタル 教科書体 N-R1" style:font-size-asian="13pt" style:font-size-complex="13pt"/>
    </style:style>
    <style:style style:name="P2" style:family="paragraph">
      <loext:graphic-properties draw:fill="none" draw:fill-color="#ffffff"/>
      <style:paragraph-properties style:writing-mode="lr-tb"/>
      <style:text-properties style:font-name="BIZ UDゴシック" fo:font-size="13pt" style:font-name-asian="UD デジタル 教科書体 N-R1" style:font-size-asian="13pt" style:font-size-complex="13pt"/>
    </style:style>
    <style:style style:name="P3" style:family="paragraph">
      <loext:graphic-properties draw:fill="none"/>
      <style:paragraph-properties fo:text-align="center" style:writing-mode="lr-tb"/>
      <style:text-properties style:font-name="BIZ UDゴシック" fo:font-size="15pt" style:font-size-asian="15pt" style:font-size-complex="15pt"/>
    </style:style>
    <style:style style:name="P4" style:family="paragraph">
      <loext:graphic-properties draw:fill="solid" draw:fill-color="#999999" draw:opacity="100%"/>
      <style:paragraph-properties style:writing-mode="lr-tb"/>
      <style:text-properties style:font-name="BIZ UDゴシック" fo:font-size="13pt" fo:text-shadow="none" fo:font-weight="normal" fo:background-color="#ffff00" style:font-name-asian="UD デジタル 教科書体 N-R1" style:font-size-asian="13pt" style:font-weight-asian="normal" style:font-size-complex="13pt" style:font-weight-complex="normal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999999" draw:opacity="100%"/>
      <style:paragraph-properties fo:margin-left="0cm" fo:margin-right="0cm" fo:margin-top="0cm" fo:margin-bottom="0cm" fo:line-height="100%" fo:text-indent="0cm" style:writing-mode="lr-tb"/>
      <style:text-properties style:font-name="BIZ UDゴシック" fo:font-size="13pt" fo:text-shadow="none" fo:font-weight="normal" fo:background-color="#ffff00" style:font-name-asian="UD デジタル 教科書体 N-R1" style:font-size-asian="13pt" style:font-weight-asian="normal" style:font-size-complex="13pt" style:font-weight-complex="normal"/>
    </style:style>
    <style:style style:name="P7" style:family="paragraph">
      <loext:graphic-properties draw:fill="none" draw:fill-color="#999999" draw:opacity="100%"/>
      <style:paragraph-properties style:writing-mode="lr-tb"/>
      <style:text-properties style:font-name="BIZ UDゴシック" fo:font-size="13pt" fo:text-shadow="none" fo:font-weight="normal" fo:background-color="#ffff00" style:font-name-asian="UD デジタル 教科書体 N-R1" style:font-size-asian="13pt" style:font-weight-asian="normal" style:font-size-complex="13pt" style:font-weight-complex="normal"/>
    </style:style>
    <style:style style:name="P8" style:family="paragraph">
      <style:text-properties fo:font-size="8pt"/>
    </style:style>
    <style:style style:name="P9" style:family="paragraph">
      <loext:graphic-properties draw:fill="none"/>
      <style:text-properties fo:font-size="8pt"/>
    </style:style>
    <style:style style:name="T1" style:family="text">
      <style:text-properties fo:color="#000000" loext:opacity="100%" style:font-name="BIZ UDゴシック" fo:font-size="11pt" style:font-name-asian="UD デジタル 教科書体 N-R1" style:font-size-asian="11pt" style:font-size-complex="11pt"/>
    </style:style>
    <style:style style:name="T2" style:family="text">
      <style:text-properties style:font-name="BIZ UDゴシック" fo:font-size="11pt" style:font-name-asian="UD デジタル 教科書体 N-R1" style:font-size-asian="11pt" style:font-size-complex="11pt"/>
    </style:style>
    <style:style style:name="T3" style:family="text">
      <style:text-properties style:font-name="BIZ UDゴシック" fo:font-size="11pt" fo:text-shadow="none" fo:font-weight="normal" style:font-name-asian="UD デジタル 教科書体 N-R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IZ UDゴシック" fo:font-size="11pt" fo:font-style="normal" fo:text-shadow="none" style:text-underline-style="none" fo:font-weight="normal" style:letter-kerning="true" style:font-name-asian="UD デジタル 教科書体 N-R1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BIZ UDゴシック" fo:font-size="11pt" fo:font-style="normal" fo:text-shadow="none" style:text-underline-style="none" fo:font-weight="normal" style:letter-kerning="true" style:font-name-asian="UD デジタル 教科書体 N-R1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IZ UDゴシック" fo:font-size="13pt" fo:text-shadow="none" fo:font-weight="normal" style:font-name-asian="UD デジタル 教科書体 N-R1" style:font-size-asian="13pt" style:font-weight-asian="normal" style:font-size-complex="13pt" style:font-weight-complex="normal"/>
    </style:style>
    <style:style style:name="T7" style:family="text">
      <style:text-properties fo:color="#c9211e" loext:opacity="100%" style:font-name="BIZ UDゴシック" fo:font-size="11pt" style:font-name-asian="UD デジタル 教科書体 N-R1" style:font-size-asian="11pt" style:font-size-complex="11pt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BIZ UDゴシック" fo:font-size="11pt" fo:font-style="normal" fo:text-shadow="none" style:text-underline-style="none" fo:font-weight="normal" style:letter-kerning="true" style:font-name-asian="UD デジタル 教科書体 N-R1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Z UDゴシック" fo:font-size="13pt" fo:font-style="normal" fo:text-shadow="none" style:text-underline-style="none" fo:font-weight="normal" style:letter-kerning="true" style:font-name-asian="UD デジタル 教科書体 N-R1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0.5cm" svg:height="2.047cm" svg:x="1.4cm" svg:y="11.383cm">
          <draw:text-box>
            <text:p><text:span text:style-name="T1">デバイス検索 <text:s text:c="12"/></text:span><text:span text:style-name="T1">[CTRL]+[F]</text:span></text:p>
            <text:p><text:span text:style-name="T1">デバイス置換 <text:s text:c="12"/></text:span><text:span text:style-name="T1">[CTRL]+[H]</text:span></text:p>
            <text:p><text:span text:style-name="T1">テキスト検索・置換 <text:s text:c="6"/></text:span><text:span text:style-name="T1">[CTRL]+[ALT]+[F]</text:span></text:p>
          </draw:text-box>
        </draw:frame>
        <draw:frame draw:style-name="gr2" draw:text-style-name="P2" draw:layer="layout" svg:width="11.5cm" svg:height="3.404cm" svg:x="1.4cm" svg:y="13.996cm">
          <draw:text-box>
            <text:p><text:span text:style-name="T2">セル <text:s text:c="20"/></text:span><text:span text:style-name="T2">[INS]</text:span></text:p>
            <text:p><text:span text:style-name="T2">空行 <text:s text:c="20"/></text:span><text:span text:style-name="T2">[SHIFT]+[INS]</text:span></text:p>
            <text:p><text:span text:style-name="T2">行削除 <text:s text:c="18"/></text:span><text:span text:style-name="T2">[SHIFT]+[DEL]</text:span></text:p>
            <text:p><text:span text:style-name="T2">行コメント <text:s text:c="14"/></text:span><text:span text:style-name="T2">[CTRL]+[ENTER]</text:span></text:p>
            <text:p><text:span text:style-name="T2">折り返しラダー <text:s text:c="10"/></text:span><text:span text:style-name="T2">[CTRL]+[SHIFT]+[F8]</text:span></text:p>
            <text:p><text:span text:style-name="T2">エリアスクリプト <text:s text:c="8"/></text:span><text:span text:style-name="T2">[CTRL]+[R]</text:span></text:p>
            <text:p><text:span text:style-name="T2">ボックスエリアスクリプト </text:span><text:span text:style-name="T2">[CTRL]+[B]</text:span></text:p>
          </draw:text-box>
        </draw:frame>
        <draw:custom-shape draw:style-name="gr3" draw:text-style-name="P3" draw:layer="layout" svg:width="11.25cm" svg:height="1.95cm" svg:x="1.4cm" svg:y="11.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cm" svg:height="0.78cm" svg:x="1.6cm" svg:y="10.7cm">
          <draw:text-box>
            <text:p><text:span text:style-name="T3">検索・置換</text:span></text:p>
          </draw:text-box>
        </draw:frame>
        <draw:custom-shape draw:style-name="gr5" draw:text-style-name="P3" draw:layer="layout" svg:width="11.25cm" svg:height="3.75cm" svg:x="1.4cm" svg:y="13.6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55cm" svg:height="0.78cm" svg:x="1.6cm" svg:y="13.25cm">
          <draw:text-box>
            <text:p text:style-name="P5"><text:span text:style-name="T3">挿入</text:span></text:p>
          </draw:text-box>
        </draw:frame>
        <draw:frame draw:style-name="gr7" draw:text-style-name="P2" draw:layer="layout" svg:width="14.9cm" svg:height="5.19cm" svg:x="13cm" svg:y="2.722cm">
          <draw:text-box>
            <text:p><text:span text:style-name="T2">a</text:span><text:span text:style-name="T2">接点入力 <text:s text:c="31"/></text:span><text:span text:style-name="T2">[F5]</text:span></text:p>
            <text:p><text:span text:style-name="T2">b</text:span><text:span text:style-name="T2">接点入力 <text:s text:c="31"/></text:span><text:span text:style-name="T2">[SHIFT]+[F5]</text:span></text:p>
            <text:p><text:span text:style-name="T2">a</text:span><text:span text:style-name="T2">接点</text:span><text:span text:style-name="T2">OR</text:span><text:span text:style-name="T2">入力 <text:s text:c="29"/></text:span><text:span text:style-name="T2">[F4]</text:span></text:p>
            <text:p><text:span text:style-name="T2">b</text:span><text:span text:style-name="T2">接点</text:span><text:span text:style-name="T2">OR</text:span><text:span text:style-name="T2">入力 <text:s text:c="29"/></text:span><text:span text:style-name="T2">[SHIFT]+[F4]</text:span></text:p>
            <text:p><text:span text:style-name="T2">a</text:span><text:span text:style-name="T2">接点コイル入力 <text:s text:c="25"/></text:span><text:span text:style-name="T2">[F7]</text:span></text:p>
            <text:p><text:span text:style-name="T2">b</text:span><text:span text:style-name="T2">接点コイル入力 <text:s text:c="25"/></text:span><text:span text:style-name="T2">[SHIFT]+[F7]</text:span></text:p>
            <text:p text:style-name="P5"><text:span text:style-name="T2">立ち上がり</text:span><text:span text:style-name="T2">/</text:span><text:span text:style-name="T2">立ち下がり変更 <text:s text:c="15"/></text:span><text:span text:style-name="T2">[CTRL]+[/]</text:span></text:p>
            <text:p text:style-name="P5"><text:span text:style-name="T2">a-b</text:span><text:span text:style-name="T2">接点変更、サフィックス変更、</text:span><text:span text:style-name="T2">B</text:span><text:span text:style-name="T2">接点入力 </text:span><text:span text:style-name="T2">[/]</text:span></text:p>
            <text:p text:style-name="P5"><text:span text:style-name="T2">直接入力</text:span><text:span text:style-name="T2">/</text:span><text:span text:style-name="T2">現在値変更 <text:s text:c="21"/></text:span><text:span text:style-name="T2">[F2]</text:span></text:p>
            <text:p text:style-name="P5"><text:span text:style-name="T2">接続線の入力・削除 <text:s text:c="22"/></text:span><text:span text:style-name="T2">[ALT]+[↑,↓,←,→]</text:span></text:p>
            <text:p text:style-name="P5"><text:span text:style-name="T4">デバイス番号の加算、減算　 <text:s text:c="14"/></text:span><text:span text:style-name="T4">[CTRL]+[SHIFT]</text:span><text:span text:style-name="T2">+[↑,↓]</text:span></text:p>
          </draw:text-box>
        </draw:frame>
        <draw:custom-shape draw:style-name="gr8" draw:text-style-name="P3" draw:layer="layout" svg:width="15cm" svg:height="5.5cm" svg:x="13cm" svg:y="2.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25cm" svg:height="0.7cm" svg:x="13.1cm" svg:y="2.1cm">
          <draw:text-box>
            <text:p text:style-name="P5"><text:span text:style-name="T3">接点・コイル</text:span></text:p>
          </draw:text-box>
        </draw:frame>
        <draw:frame draw:style-name="gr10" draw:text-style-name="P1" draw:layer="layout" svg:width="10.5cm" svg:height="7.435cm" svg:x="1.4cm" svg:y="2.692cm">
          <draw:text-box>
            <text:p><text:span text:style-name="T1">元に戻す <text:s text:c="16"/></text:span><text:span text:style-name="T1">[CTRL]+[Z]</text:span></text:p>
            <text:p><text:span text:style-name="T1">やり直し <text:s text:c="16"/></text:span><text:span text:style-name="T1">[CTRL]+[Y]</text:span></text:p>
            <text:p><text:span text:style-name="T1">切り取り <text:s text:c="16"/></text:span><text:span text:style-name="T1">[CTRL]+[X]</text:span></text:p>
            <text:p><text:span text:style-name="T1">コピー <text:s text:c="18"/></text:span><text:span text:style-name="T1">[CTRL]+[C]</text:span></text:p>
            <text:p><text:span text:style-name="T1">貼り付け　　　　　　　　 </text:span><text:span text:style-name="T1">[CTRL]+[V]</text:span></text:p>
            <text:p><text:span text:style-name="T1">複数貼り付け <text:s text:c="12"/></text:span><text:span text:style-name="T1">[CTRL]+[SHIFT]+[V]</text:span></text:p>
            <text:p text:style-name="P5"><text:span text:style-name="T1">ジャンプ 接点</text:span><text:span text:style-name="T1">/</text:span><text:span text:style-name="T1">コイル <text:s text:c="4"/></text:span><text:span text:style-name="T1">[F12]</text:span></text:p>
            <text:p text:style-name="P5"><text:span text:style-name="T1">クロスリファレンス作成 <text:s text:c="2"/></text:span><text:span text:style-name="T1">[SPACE]</text:span></text:p>
            <text:p text:style-name="P5"><text:span text:style-name="T1">クロスリファレンス前へ <text:s text:c="2"/></text:span><text:span text:style-name="T1">[SHIFT]+[F3]</text:span></text:p>
            <text:p text:style-name="P5"><text:span text:style-name="T1">クロスリファレンス次へ <text:s text:c="2"/></text:span><text:span text:style-name="T1">[F3]</text:span></text:p>
            <text:p text:style-name="P5"><text:span text:style-name="T1">ラダーの整列 <text:s text:c="12"/></text:span><text:span text:style-name="T1">[CTRL]+[SHIFT]+[F]</text:span></text:p>
            <text:p text:style-name="P5"><text:span text:style-name="T1">変換 <text:s text:c="20"/></text:span><text:span text:style-name="T1">[CTRL]+[F9]</text:span></text:p>
            <text:p text:style-name="P5"><text:span text:style-name="T5">行の無効化－設定 <text:s text:c="8"/></text:span><text:span text:style-name="T1">[CTRL]+[Q]</text:span></text:p>
            <text:p text:style-name="P5"><text:span text:style-name="T5">行の無効化－解除 <text:s text:c="8"/></text:span><text:span text:style-name="T1">[CTRL]+[W]</text:span></text:p>
            <text:p text:style-name="P5"><text:span text:style-name="T1"/></text:p>
            <text:p text:style-name="P5"><text:span text:style-name="T1"/></text:p>
          </draw:text-box>
        </draw:frame>
        <draw:custom-shape draw:style-name="gr11" draw:text-style-name="P3" draw:layer="layout" svg:width="11.25cm" svg:height="7.541cm" svg:x="1.4cm" svg:y="2.45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55cm" svg:height="0.7cm" svg:x="1.6cm" svg:y="2.109cm">
          <draw:text-box>
            <text:p><text:span text:style-name="T3">編集</text:span></text:p>
          </draw:text-box>
        </draw:frame>
        <draw:frame draw:style-name="gr13" draw:text-style-name="P2" draw:layer="layout" svg:width="14.9cm" svg:height="3.878cm" svg:x="13cm" svg:y="9.022cm">
          <draw:text-box>
            <text:p><text:span text:style-name="T2">モニタモード <text:s text:c="28"/></text:span><text:span text:style-name="T2">[CTRL]+[SHIFT]+[F3]</text:span></text:p>
            <text:p><text:span text:style-name="T2">PLC</text:span><text:span text:style-name="T2">転送 モニタモード <text:s text:c="20"/></text:span><text:span text:style-name="T2">[CTRL]+[F8]</text:span></text:p>
            <text:p><text:span text:style-name="T2">PLC</text:span><text:span text:style-name="T2">読出 モニタモード <text:s text:c="20"/></text:span><text:span text:style-name="T2">[CTRL]+[F1]</text:span></text:p>
            <text:p><text:span text:style-name="T2">モニタモードからエディタに戻る <text:s text:c="10"/></text:span><text:span text:style-name="T2">[CTRL]+[F1]</text:span></text:p>
            <text:p><text:span text:style-name="T2">オンラインエディット開始 <text:s text:c="16"/></text:span><text:span text:style-name="T2">[F10]</text:span></text:p>
            <text:p><text:span text:style-name="T2">オンラインエディット転送 <text:s text:c="16"/></text:span><text:span text:style-name="T2">[F11]</text:span></text:p>
            <text:p><text:span text:style-name="T2">シミュレータ <text:s text:c="28"/></text:span><text:span text:style-name="T2">[CTRL]+[F2]</text:span></text:p>
          </draw:text-box>
        </draw:frame>
        <draw:custom-shape draw:style-name="gr14" draw:text-style-name="P3" draw:layer="layout" svg:width="15cm" svg:height="3.7cm" svg:x="13cm" svg:y="8.8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4cm" svg:height="0.7cm" svg:x="13.1cm" svg:y="8.4cm">
          <draw:text-box>
            <text:p text:style-name="P5"><text:span text:style-name="T3">モニタ</text:span><text:span text:style-name="T3">/</text:span><text:span text:style-name="T3">シミュレータ</text:span></text:p>
          </draw:text-box>
        </draw:frame>
        <draw:frame draw:style-name="gr16" draw:text-style-name="P2" draw:layer="layout" svg:width="11.5cm" svg:height="1.149cm" svg:x="13cm" svg:y="16.65cm">
          <draw:text-box>
            <text:p><text:span text:style-name="T2">命令語ヘルプ <text:s text:c="28"/></text:span><text:span text:style-name="T2">[F1]</text:span></text:p>
            <text:p text:style-name="P5"><text:span text:style-name="T4">命令語リファレンスマニュアル <text:s text:c="12"/></text:span><text:span text:style-name="T2">[CTRL]+[1]</text:span></text:p>
          </draw:text-box>
        </draw:frame>
        <draw:custom-shape draw:style-name="gr17" draw:text-style-name="P3" draw:layer="layout" svg:width="15cm" svg:height="1.6cm" svg:x="13cm" svg:y="16.3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05cm" svg:height="0.75cm" svg:x="13.2cm" svg:y="16cm">
          <draw:text-box>
            <text:p text:style-name="P5"><text:span text:style-name="T3">ヘルプ</text:span></text:p>
          </draw:text-box>
        </draw:frame>
        <draw:frame draw:style-name="gr19" draw:text-style-name="P7" draw:layer="layout" svg:width="10.45cm" svg:height="1.309cm" svg:x="1.3cm" svg:y="1.228cm">
          <draw:text-box>
            <text:p><text:span text:style-name="T6">KV STUDIO </text:span><text:span text:style-name="T6">ショートカットキー </text:span><text:span text:style-name="T6">(</text:span><text:span text:style-name="T6">初期形式</text:span><text:span text:style-name="T6">)</text:span></text:p>
          </draw:text-box>
        </draw:frame>
        <draw:frame draw:style-name="gr20" draw:text-style-name="P2" draw:layer="layout" svg:width="15cm" svg:height="2.15cm" svg:x="13cm" svg:y="13.4cm">
          <draw:text-box>
            <text:p><text:span text:style-name="T4">接点の</text:span><text:span text:style-name="T4">ON/OFF</text:span><text:span text:style-name="T4">切替 <text:s text:c="24"/></text:span><text:span text:style-name="T2">[/]</text:span></text:p>
            <text:p text:style-name="P5"><text:span text:style-name="T4">セット登録 <text:s text:c="30"/></text:span><text:span text:style-name="T2">[CTRL]+[SHIFT]+[J]</text:span></text:p>
            <text:p text:style-name="P5"><text:span text:style-name="T4">リセット登録 <text:s text:c="28"/></text:span><text:span text:style-name="T4">[</text:span><text:span text:style-name="T2">CTRL]+[SHIFT]+[K]</text:span></text:p>
            <text:p text:style-name="P5"><text:span text:style-name="T4">解除 <text:s text:c="36"/></text:span><text:span text:style-name="T4">[</text:span><text:span text:style-name="T2">CTRL]+[SHIFT]+[L]</text:span></text:p>
          </draw:text-box>
        </draw:frame>
        <draw:custom-shape draw:style-name="gr21" draw:text-style-name="P3" draw:layer="layout" svg:width="15cm" svg:height="2.35cm" svg:x="13cm" svg:y="13.2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2.95cm" svg:height="0.7cm" svg:x="13.2cm" svg:y="12.8cm">
          <draw:text-box>
            <text:p text:style-name="P5"><text:span text:style-name="T3">モニタモード</text:span></text:p>
          </draw:text-box>
        </draw:frame>
        <draw:frame draw:style-name="gr23" draw:text-style-name="P9" draw:layer="layout" svg:width="8.888cm" svg:height="0.713cm" svg:x="1cm" svg:y="19.25cm">
          <draw:text-box>
            <text:p text:style-name="P8">2022/8/13 https://qiita.com/fa_yoshinobu</text:p>
          </draw:text-box>
        </draw:frame>
      </draw:page>
      <draw:page draw:name="page2" draw:style-name="dp1" draw:master-page-name="標準">
        <draw:frame draw:style-name="gr1" draw:text-style-name="P1" draw:layer="layout" svg:width="10.5cm" svg:height="2.047cm" svg:x="1.4cm" svg:y="11.383cm">
          <draw:text-box>
            <text:p><text:span text:style-name="T1">デバイス検索 <text:s text:c="12"/></text:span><text:span text:style-name="T1">[CTRL]+[F]</text:span></text:p>
            <text:p><text:span text:style-name="T1">デバイス置換 <text:s text:c="12"/></text:span><text:span text:style-name="T1">[CTRL]+[H]</text:span></text:p>
            <text:p><text:span text:style-name="T1">テキスト検索・置換 <text:s text:c="6"/></text:span><text:span text:style-name="T1">[CTRL]+[ALT]+[F]</text:span></text:p>
          </draw:text-box>
        </draw:frame>
        <draw:frame draw:style-name="gr2" draw:text-style-name="P2" draw:layer="layout" svg:width="11.5cm" svg:height="3.404cm" svg:x="1.4cm" svg:y="13.996cm">
          <draw:text-box>
            <text:p><text:span text:style-name="T2">セル <text:s text:c="20"/></text:span><text:span text:style-name="T2">[INS]</text:span></text:p>
            <text:p><text:span text:style-name="T2">空行 <text:s text:c="20"/></text:span><text:span text:style-name="T2">[SHIFT]+[INS]</text:span></text:p>
            <text:p><text:span text:style-name="T2">行削除 <text:s text:c="18"/></text:span><text:span text:style-name="T2">[SHIFT]+[DEL]</text:span></text:p>
            <text:p><text:span text:style-name="T2">行コメント <text:s text:c="14"/></text:span><text:span text:style-name="T2">[CTRL]+[ENTER]</text:span></text:p>
            <text:p><text:span text:style-name="T2">折り返しラダー <text:s text:c="10"/></text:span><text:span text:style-name="T2">[CTRL]+[SHIFT]+[F8]</text:span></text:p>
            <text:p><text:span text:style-name="T2">エリアスクリプト <text:s text:c="8"/></text:span><text:span text:style-name="T2">[CTRL]+[R]</text:span></text:p>
            <text:p><text:span text:style-name="T2">ボックスエリアスクリプト </text:span><text:span text:style-name="T2">[CTRL]+[B]</text:span></text:p>
          </draw:text-box>
        </draw:frame>
        <draw:custom-shape draw:style-name="gr3" draw:text-style-name="P3" draw:layer="layout" svg:width="11.25cm" svg:height="1.95cm" svg:x="1.4cm" svg:y="11.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cm" svg:height="0.78cm" svg:x="1.6cm" svg:y="10.7cm">
          <draw:text-box>
            <text:p><text:span text:style-name="T3">検索・置換</text:span></text:p>
          </draw:text-box>
        </draw:frame>
        <draw:custom-shape draw:style-name="gr5" draw:text-style-name="P3" draw:layer="layout" svg:width="11.25cm" svg:height="3.75cm" svg:x="1.4cm" svg:y="13.65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.55cm" svg:height="0.78cm" svg:x="1.6cm" svg:y="13.25cm">
          <draw:text-box>
            <text:p text:style-name="P5"><text:span text:style-name="T3">挿入</text:span></text:p>
          </draw:text-box>
        </draw:frame>
        <draw:frame draw:style-name="gr7" draw:text-style-name="P2" draw:layer="layout" svg:width="14.9cm" svg:height="5.19cm" svg:x="13cm" svg:y="2.722cm">
          <draw:text-box>
            <text:p><text:span text:style-name="T1">a</text:span><text:span text:style-name="T1">接点入力 <text:s text:c="31"/></text:span><text:span text:style-name="T1">[F5]</text:span></text:p>
            <text:p><text:span text:style-name="T7">b</text:span><text:span text:style-name="T7">接点入力 <text:s text:c="31"/></text:span><text:span text:style-name="T7">[F6]</text:span></text:p>
            <text:p text:style-name="P5"><text:span text:style-name="T8">a</text:span><text:span text:style-name="T8">接点</text:span><text:span text:style-name="T8">OR</text:span><text:span text:style-name="T8">入力 <text:s text:c="29"/></text:span><text:span text:style-name="T7">[SHIFT]+[F5]</text:span></text:p>
            <text:p><text:span text:style-name="T7">b</text:span><text:span text:style-name="T7">接点</text:span><text:span text:style-name="T7">OR</text:span><text:span text:style-name="T7">入力 <text:s text:c="29"/></text:span><text:span text:style-name="T7">[SHIFT]+[F6]</text:span></text:p>
            <text:p><text:span text:style-name="T2">a</text:span><text:span text:style-name="T2">接点コイル入力 <text:s text:c="25"/></text:span><text:span text:style-name="T2">[F7]</text:span></text:p>
            <text:p><text:span text:style-name="T7">b</text:span><text:span text:style-name="T7">接点コイル入力 <text:s text:c="25"/></text:span><text:span text:style-name="T7">-</text:span></text:p>
            <text:p text:style-name="P5"><text:span text:style-name="T2">立ち上がり</text:span><text:span text:style-name="T2">/</text:span><text:span text:style-name="T2">立ち下がり変更 <text:s text:c="15"/></text:span><text:span text:style-name="T2">[CTRL]+[/]</text:span></text:p>
            <text:p text:style-name="P5"><text:span text:style-name="T2">a-b</text:span><text:span text:style-name="T2">接点変更、サフィックス変更、</text:span><text:span text:style-name="T2">B</text:span><text:span text:style-name="T2">接点入力 </text:span><text:span text:style-name="T2">[/]</text:span></text:p>
            <text:p text:style-name="P5"><text:span text:style-name="T7">直接入力</text:span><text:span text:style-name="T7">/</text:span><text:span text:style-name="T7">現在値変更 <text:s text:c="21"/></text:span><text:span text:style-name="T7">-</text:span></text:p>
            <text:p text:style-name="P5"><text:span text:style-name="T2">接続線の入力・削除 <text:s text:c="22"/></text:span><text:span text:style-name="T2">[ALT]+[↑,↓,←,→]</text:span></text:p>
            <text:p text:style-name="P5"><text:span text:style-name="T4">デバイス番号の加算、減算　 <text:s text:c="14"/></text:span><text:span text:style-name="T4">[CTRL]+[SHIFT]</text:span><text:span text:style-name="T2">+[↑,↓]</text:span></text:p>
          </draw:text-box>
        </draw:frame>
        <draw:custom-shape draw:style-name="gr8" draw:text-style-name="P3" draw:layer="layout" svg:width="15cm" svg:height="5.5cm" svg:x="13cm" svg:y="2.5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3.25cm" svg:height="0.7cm" svg:x="13.1cm" svg:y="2.1cm">
          <draw:text-box>
            <text:p text:style-name="P5"><text:span text:style-name="T3">接点・コイル</text:span></text:p>
          </draw:text-box>
        </draw:frame>
        <draw:frame draw:style-name="gr10" draw:text-style-name="P1" draw:layer="layout" svg:width="10.5cm" svg:height="7.435cm" svg:x="1.4cm" svg:y="2.692cm">
          <draw:text-box>
            <text:p><text:span text:style-name="T1">元に戻す <text:s text:c="16"/></text:span><text:span text:style-name="T1">[CTRL]+[Z]</text:span></text:p>
            <text:p><text:span text:style-name="T1">やり直し <text:s text:c="16"/></text:span><text:span text:style-name="T1">[CTRL]+[Y]</text:span></text:p>
            <text:p><text:span text:style-name="T1">切り取り <text:s text:c="16"/></text:span><text:span text:style-name="T1">[CTRL]+[X]</text:span></text:p>
            <text:p><text:span text:style-name="T1">コピー <text:s text:c="18"/></text:span><text:span text:style-name="T1">[CTRL]+[C]</text:span></text:p>
            <text:p><text:span text:style-name="T1">貼り付け　　　　　　　　 </text:span><text:span text:style-name="T1">[CTRL]+[V]</text:span></text:p>
            <text:p><text:span text:style-name="T1">複数貼り付け <text:s text:c="12"/></text:span><text:span text:style-name="T1">[CTRL]+[SHIFT]+[V]</text:span></text:p>
            <text:p text:style-name="P5"><text:span text:style-name="T1">ジャンプ 接点</text:span><text:span text:style-name="T1">/</text:span><text:span text:style-name="T1">コイル <text:s text:c="4"/></text:span><text:span text:style-name="T1">[F12]</text:span></text:p>
            <text:p text:style-name="P5"><text:span text:style-name="T1">クロスリファレンス作成 <text:s text:c="2"/></text:span><text:span text:style-name="T1">[SPACE]</text:span></text:p>
            <text:p text:style-name="P5"><text:span text:style-name="T7">クロスリファレンス前へ <text:s text:c="2"/></text:span><text:span text:style-name="T7">-</text:span></text:p>
            <text:p text:style-name="P5"><text:span text:style-name="T7">クロスリファレンス次へ <text:s text:c="2"/></text:span><text:span text:style-name="T7">-</text:span></text:p>
            <text:p text:style-name="P5"><text:span text:style-name="T1">ラダーの整列 <text:s text:c="12"/></text:span><text:span text:style-name="T1">[CTRL]+[SHIFT]+[F]</text:span></text:p>
            <text:p text:style-name="P5"><text:span text:style-name="T7">変換 <text:s text:c="20"/></text:span><text:span text:style-name="T7">[F4]</text:span></text:p>
            <text:p text:style-name="P5"><text:span text:style-name="T5">行の無効化－設定 <text:s text:c="8"/></text:span><text:span text:style-name="T1">[CTRL]+[Q]</text:span></text:p>
            <text:p text:style-name="P5"><text:span text:style-name="T5">行の無効化－解除 <text:s text:c="8"/></text:span><text:span text:style-name="T1">[CTRL]+[W]</text:span></text:p>
            <text:p text:style-name="P5"><text:span text:style-name="T1"/></text:p>
            <text:p text:style-name="P5"><text:span text:style-name="T1"/></text:p>
          </draw:text-box>
        </draw:frame>
        <draw:custom-shape draw:style-name="gr11" draw:text-style-name="P3" draw:layer="layout" svg:width="11.25cm" svg:height="7.541cm" svg:x="1.4cm" svg:y="2.459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55cm" svg:height="0.7cm" svg:x="1.6cm" svg:y="2.109cm">
          <draw:text-box>
            <text:p><text:span text:style-name="T3">編集</text:span></text:p>
          </draw:text-box>
        </draw:frame>
        <draw:frame draw:style-name="gr13" draw:text-style-name="P2" draw:layer="layout" svg:width="14.9cm" svg:height="3.878cm" svg:x="13cm" svg:y="9.022cm">
          <draw:text-box>
            <text:p text:style-name="P5"><text:span text:style-name="T8">モニタモード <text:s text:c="28"/></text:span><text:span text:style-name="T7">[F3]</text:span></text:p>
            <text:p text:style-name="P5"><text:span text:style-name="T8">PLC</text:span><text:span text:style-name="T8">転送 モニタモード <text:s text:c="20"/></text:span><text:span text:style-name="T7">[F3]</text:span></text:p>
            <text:p><text:span text:style-name="T7">PLC</text:span><text:span text:style-name="T7">読出 モニタモード <text:s text:c="20"/></text:span><text:span text:style-name="T7">-</text:span></text:p>
            <text:p><text:span text:style-name="T7">モニタモードからエディタに戻る <text:s text:c="10"/></text:span><text:span text:style-name="T7">[F2]</text:span></text:p>
            <text:p text:style-name="P5"><text:span text:style-name="T8">オンラインエディット開始 <text:s text:c="16"/></text:span><text:span text:style-name="T7">[SHIFT]+[F3]</text:span></text:p>
            <text:p><text:span text:style-name="T2">オンラインエディット転送 <text:s text:c="16"/></text:span><text:span text:style-name="T2">[F11]</text:span></text:p>
            <text:p><text:span text:style-name="T2">シミュレータ <text:s text:c="28"/></text:span><text:span text:style-name="T2">[CTRL]+[F2]</text:span></text:p>
          </draw:text-box>
        </draw:frame>
        <draw:custom-shape draw:style-name="gr14" draw:text-style-name="P3" draw:layer="layout" svg:width="15cm" svg:height="3.7cm" svg:x="13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4.4cm" svg:height="0.7cm" svg:x="13.1cm" svg:y="8.4cm">
          <draw:text-box>
            <text:p text:style-name="P5"><text:span text:style-name="T3">モニタ</text:span><text:span text:style-name="T3">/</text:span><text:span text:style-name="T3">シミュレータ</text:span></text:p>
          </draw:text-box>
        </draw:frame>
        <draw:frame draw:style-name="gr16" draw:text-style-name="P2" draw:layer="layout" svg:width="11.5cm" svg:height="1.149cm" svg:x="13cm" svg:y="16.65cm">
          <draw:text-box>
            <text:p><text:span text:style-name="T2">命令語ヘルプ <text:s text:c="28"/></text:span><text:span text:style-name="T2">[F1]</text:span></text:p>
            <text:p text:style-name="P5"><text:span text:style-name="T4">命令語リファレンスマニュアル <text:s text:c="12"/></text:span><text:span text:style-name="T2">[CTRL]+[1]</text:span></text:p>
          </draw:text-box>
        </draw:frame>
        <draw:custom-shape draw:style-name="gr17" draw:text-style-name="P3" draw:layer="layout" svg:width="15cm" svg:height="1.6cm" svg:x="13cm" svg:y="16.35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2.05cm" svg:height="0.75cm" svg:x="13.2cm" svg:y="16cm">
          <draw:text-box>
            <text:p text:style-name="P5"><text:span text:style-name="T3">ヘルプ</text:span></text:p>
          </draw:text-box>
        </draw:frame>
        <draw:frame draw:style-name="gr28" draw:text-style-name="P7" draw:layer="layout" svg:width="9.95cm" svg:height="1.237cm" svg:x="1.3cm" svg:y="1.228cm">
          <draw:text-box>
            <text:p><text:span text:style-name="T9">KV STUDIO </text:span><text:span text:style-name="T9">ショートカットキー </text:span><text:span text:style-name="T9">(GPPQ</text:span><text:span text:style-name="T6">形式</text:span><text:span text:style-name="T6">)</text:span></text:p>
          </draw:text-box>
        </draw:frame>
        <draw:frame draw:style-name="gr20" draw:text-style-name="P2" draw:layer="layout" svg:width="15cm" svg:height="2.15cm" svg:x="13cm" svg:y="13.4cm">
          <draw:text-box>
            <text:p><text:span text:style-name="T4">接点の</text:span><text:span text:style-name="T4">ON/OFF</text:span><text:span text:style-name="T4">切替 <text:s text:c="24"/></text:span><text:span text:style-name="T2">[/]</text:span></text:p>
            <text:p text:style-name="P5"><text:span text:style-name="T4">セット登録 <text:s text:c="30"/></text:span><text:span text:style-name="T2">[CTRL]+[SHIFT]+[J]</text:span></text:p>
            <text:p text:style-name="P5"><text:span text:style-name="T4">リセット登録 <text:s text:c="28"/></text:span><text:span text:style-name="T4">[</text:span><text:span text:style-name="T2">CTRL]+[SHIFT]+[K]</text:span></text:p>
            <text:p text:style-name="P5"><text:span text:style-name="T4">解除 <text:s text:c="36"/></text:span><text:span text:style-name="T4">[</text:span><text:span text:style-name="T2">CTRL]+[SHIFT]+[L]</text:span></text:p>
          </draw:text-box>
        </draw:frame>
        <draw:custom-shape draw:style-name="gr21" draw:text-style-name="P3" draw:layer="layout" svg:width="15cm" svg:height="2.35cm" svg:x="13cm" svg:y="13.2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2.95cm" svg:height="0.7cm" svg:x="13.2cm" svg:y="12.8cm">
          <draw:text-box>
            <text:p text:style-name="P5"><text:span text:style-name="T3">モニタモード</text:span></text:p>
          </draw:text-box>
        </draw:frame>
        <draw:frame draw:style-name="gr23" draw:text-style-name="P9" draw:layer="layout" svg:width="8.888cm" svg:height="0.713cm" svg:x="1cm" svg:y="19.251cm">
          <draw:text-box>
            <text:p text:style-name="P8">2022/8/13 https://qiita.com/fa_yoshinobu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variable"/>
    <style:font-face style:name="UD デジタル 教科書体 N-R1" svg:font-family="'UD デジタル 教科書体 N-R'" style:font-family-generic="roman" style:font-pitch="fixed"/>
    <style:font-face style:name="游ゴシック" svg:font-family="游ゴシック" style:font-family-generic="system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2T16:20:15.467000000</meta:creation-date>
    <dc:date>2022-08-13T09:34:16.364000000</dc:date>
    <meta:editing-duration>PT38M37S</meta:editing-duration>
    <meta:editing-cycles>8</meta:editing-cycles>
    <meta:generator>LibreOffice/7.3.2.2$Windows_X86_64 LibreOffice_project/49f2b1bff42cfccbd8f788c8dc32c1c309559be0</meta:generator>
    <meta:document-statistic meta:object-count="46"/>
  </office:meta>
</office:document-meta>
</file>